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03d5" officeooo:paragraph-rsid="00090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meghan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33:21.221337212</dc:date>
    <dc:creator>acer </dc:creator>
    <meta:editing-duration>PT7M3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